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3263e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3353e8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3453f3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6519f" officeooo:paragraph-rsid="0036519f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77d64" officeooo:paragraph-rsid="00377d6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9d17e" officeooo:paragraph-rsid="0039d17e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3bfa1e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3d8f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9d17e"/>
    </style:style>
    <style:style style:name="T8" style:family="text">
      <style:text-properties officeooo:rsid="003d8f73"/>
    </style:style>
    <style:style style:name="T9" style:family="text">
      <style:text-properties officeooo:rsid="00400b60"/>
    </style:style>
    <style:style style:name="T10" style:family="text">
      <style:text-properties officeooo:rsid="0042b1c5"/>
    </style:style>
    <style:style style:name="T11" style:family="text">
      <style:text-properties officeooo:rsid="00446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2" style:data-style-name="N0">2.2</text:variable-set>: </text:p>
      <text:p text:style-name="P2"/>
      <text:list xml:id="list6026462484255689111" text:style-name="L1">
        <text:list-item>
          <text:p text:style-name="P8">Two cars both start from a stop and accelerate at the same <text:span text:style-name="T3">rate. <text:s/>Car A accelerates for 5 seconds, whereas car B accelerates for 1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5309531935120" text:continue-numbering="true" text:style-name="L1">
          <text:list-item>
            <text:list>
              <text:list-item>
                <text:p text:style-name="P9"><draw:frame draw:style-name="fr2" draw:name="Object5" text:anchor-type="as-char" svg:width="0.572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2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2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5310465712995" text:continue-numbering="true" text:style-name="L1">
          <text:list-item>
            <text:list>
              <text:list-item>
                <text:p text:style-name="P9"><draw:frame draw:style-name="fr2" draw:name="Object2" text:anchor-type="as-char" svg:width="0.6402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2" draw:name="Object3" text:anchor-type="as-char" svg:width="0.6508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5309994087889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5309442068500" text:continue-numbering="true" text:style-name="L1">
        <text:list-item>
          <text:p text:style-name="P13">If an object's acceleration is 0 m/s<text:span text:style-name="T1">2</text:span>, the object must be - </text:p>
          <text:list>
            <text:list-item>
              <text:p text:style-name="P13">not moving</text:p>
            </text:list-item>
            <text:list-item>
              <text:p text:style-name="P13">moving at a constant velocity</text:p>
            </text:list-item>
            <text:list-item>
              <text:p text:style-name="P13">speeding up</text:p>
            </text:list-item>
            <text:list-item>
              <text:p text:style-name="P13">slowing down</text:p>
            </text:list-item>
            <text:list-item>
              <text:p text:style-name="P13">changing direction</text:p>
            </text:list-item>
          </text:list>
        </text:list-item>
      </text:list>
      <text:p text:style-name="P5"/>
      <text:list xml:id="list115310735670515" text:continue-numbering="true" text:style-name="L1">
        <text:list-item>
          <text:p text:style-name="P14">An astronaut is traveling on a rocket that travels from <text:span text:style-name="T10">E</text:span>arth to the <text:span text:style-name="T10">M</text:span>ars. <text:s/>This rocket burns all of its fuel in the first ten minutes, then travels at a speed of 5000 m/s to <text:span text:style-name="T10">M</text:span>ars, a distance of <draw:frame draw:style-name="fr2" draw:name="Object6" text:anchor-type="as-char" svg:width="0.9075in" svg:height="0.2075in" draw:z-index="6"><draw:object xlink:href="./Object 6" xlink:type="simple" xlink:show="embed" xlink:actuate="onLoad"/><draw:image xlink:href="./ObjectReplacements/Object 6" xlink:type="simple" xlink:show="embed" xlink:actuate="onLoad"/></draw:frame>. <text:s/>The rocket is halfway to <text:span text:style-name="T10">M</text:span>ars when the astronaut realizes he left his camera at home. <text:s/>He radios a second rocket crew on Earth to bring him a camera and meet him on <text:span text:style-name="T10">M</text:span>ars. Unfortunately, the second rocket can only accelerate at a rate of 3 m/s<text:span text:style-name="T1">2</text:span>. <text:s/>The second rocket will -</text:p>
          <text:list>
            <text:list-item>
              <text:p text:style-name="P14"><text:span text:style-name="T11">Always arrive </text:span>after the first rocket.</text:p>
            </text:list-item>
            <text:list-item>
              <text:p text:style-name="P14"><text:span text:style-name="T7">Always arrive </text:span>at the same time as the first rocket.</text:p>
            </text:list-item>
            <text:list-item>
              <text:p text:style-name="P14"><text:span text:style-name="T7">Always arrive b</text:span>efore the first rocket.</text:p>
            </text:list-item>
            <text:list-item>
              <text:p text:style-name="P15">May arrive before, after, or at the same time as the first rocket, depending on how much fuel it has.</text:p>
            </text:list-item>
          </text:list>
        </text:list-item>
      </text:list>
      <text:p text:style-name="P3"/>
      <text:list xml:id="list115310649284383" text:continue-numbering="true" text:style-name="L1">
        <text:list-item>
          <text:p text:style-name="P16"><text:span text:style-name="T8">Billy-Bob and Mary-Mae </text:span>are playing <text:span text:style-name="T8">f</text:span>risbee near a <text:span text:style-name="T9">small </text:span>cliff that has a branch sticking out of it exactly halfway down. <text:s/><text:span text:style-name="T8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7"><draw:image xlink:href="Pictures/10000201000000EF00000100086FBE9F.png" xlink:type="simple" xlink:show="embed" xlink:actuate="onLoad"/></draw:frame> <text:s text:c="20"/>Name:<text:tab/><text:tab/><text:date style:data-style-name="N37" text:date-value="2017-05-09T11:53:08.876297674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42M28S</meta:editing-duration>
    <meta:editing-cycles>39</meta:editing-cycles>
    <meta:generator>LibreOffice/4.3.7.2$Linux_X86_64 LibreOffice_project/430$Build-2</meta:generator>
    <meta:initial-creator>Jonas Williamson</meta:initial-creator>
    <dc:date>2017-05-09T11:53:08.790499704</dc:date>
    <meta:document-statistic meta:table-count="0" meta:image-count="2" meta:object-count="6" meta:page-count="1" meta:paragraph-count="30" meta:word-count="455" meta:character-count="2448" meta:non-whitespace-character-count="1991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2</mn>
      </mrow>
      <msub>
        <mi>v</mi>
        <mi>B</mi>
      </msub>
    </mrow>
    <annotation encoding="StarMath 5.0">v sub A  = 2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2</mn>
      </mfrac>
    </mrow>
    <annotation encoding="StarMath 5.0">v sub A  = v sub B over 2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6/content.xml><?xml version="1.0" encoding="utf-8"?>
<math xmlns="http://www.w3.org/1998/Math/MathML" display="block">
  <semantics>
    <mrow>
      <mn>5.46</mn>
      <mi>x</mi>
      <msup>
        <mn>10</mn>
        <mn>10</mn>
      </msup>
      <mi>m</mi>
    </mrow>
    <annotation encoding="StarMath 5.0">5.46 x 10^10 m</annotation>
  </semantics>
</math>
</file>